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-template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1_4PT_20_--_20_預設樣式" style:list-style-name="">
      <style:paragraph-properties style:text-autospace="ideograph-alpha" style:punctuation-wrap="hanging" style:line-break="stric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1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style:writing-mode="page"/>
      <style:text-properties fo:font-size="16pt" style:font-size-asian="16pt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style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style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style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style:contextual-spacing="false" fo:line-height="100%" style:page-number="auto" style:writing-mode="page"/>
      <style:text-properties style:font-name="Times New Roman2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cm" fo:margin-bottom="0cm" style:contextual-spacing="false" fo:line-height="100%" style:writing-mode="page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_31_4PT_20_--_20_預設樣式" style:display-name="14PT -- 預設樣式" style:family="paragraph" style:parent-style-name="Text_20_body" style:list-style-name="編號14PT_20_--_20_壹_3001__20__20_一_3001__20__20__28_一_29__20__20__20_1._20__20__28_1_29__20__20_甲_3001__20__20__28_甲_29__20__20_A._20__20__28_A_29_" style:master-page-name="">
      <style:paragraph-properties style:page-number="auto"/>
      <style:text-properties fo:font-size="14pt" style:font-size-asian="14pt"/>
    </style:style>
    <style:style style:name="_31_6PT_20_--_20_預設樣式" style:display-name="16PT -- 預設樣式" style:family="paragraph" style:parent-style-name="Text_20_body" style:list-style-name="編號16PT_20_--_20_壹_3001__20__20_一_3001__20__20__28_一_29__20__20__20_1._20__20__20__20__28_1_29__20__20__20_甲_3001__20__20__28_甲_29__20__20_A._20__20__28_A_29_"/>
    <style:style style:name="_31_8PT_20_--_20_預設樣式" style:display-name="18PT -- 預設樣式" style:family="paragraph" style:parent-style-name="Text_20_body" style:list-style-name="編號18PT_20_--_20_壹_3001__20__20_一_3001__20__20__28_一_29__20__20__20_1._20__20__20__20__28_1_29__20__20__20_甲_3001__20__20__28_甲_29__20__20_A._20__20__28_A_29_">
      <style:text-properties fo:font-size="18pt" style:font-size-asian="18pt"/>
    </style:style>
    <style:style style:name="_31_4PT_20_--_20_預設樣式_20_首字突2字" style:display-name="14PT -- 預設樣式 首字突2字" style:family="paragraph" style:parent-style-name="_31_4PT_20_--_20_預設樣式" style:master-page-name="">
      <style:paragraph-properties style:page-number="auto">
        <style:tab-stops/>
      </style:paragraph-properties>
    </style:style>
    <style:style style:name="_31_4PT_20_--_20_預設樣式_20_首字縮2字" style:display-name="14PT -- 預設樣式 首字縮2字" style:family="paragraph" style:parent-style-name="_31_4PT_20_--_20_預設樣式">
      <style:paragraph-properties fo:margin-left="0cm" fo:margin-right="0cm" fo:text-indent="1cm" style:auto-text-indent="false"/>
    </style:style>
    <style:style style:name="_31_6PT_20_--_20_預設樣式_20_首字突2字" style:display-name="16PT -- 預設樣式 首字突2字" style:family="paragraph" style:parent-style-name="_31_6PT_20_--_20_預設樣式">
      <style:paragraph-properties fo:margin-left="1.139cm" fo:margin-right="0cm" fo:text-indent="-1.139cm" style:auto-text-indent="false">
        <style:tab-stops/>
      </style:paragraph-properties>
    </style:style>
    <style:style style:name="_31_8PT_20_--_20_預設樣式_20_首字突2字" style:display-name="18PT -- 預設樣式 首字突2字" style:family="paragraph" style:parent-style-name="_31_8PT_20_--_20_預設樣式">
      <style:paragraph-properties fo:margin-left="1.289cm" fo:margin-right="0cm" fo:text-indent="-1.289cm" style:auto-text-indent="false">
        <style:tab-stops/>
      </style:paragraph-properties>
    </style:style>
    <style:style style:name="_31_6PT_20_--_20_預設樣式_20_首字縮2字" style:display-name="16PT -- 預設樣式 首字縮2字" style:family="paragraph" style:parent-style-name="_31_6PT_20_--_20_預設樣式">
      <style:paragraph-properties fo:margin-left="0cm" fo:margin-right="0cm" fo:text-indent="1.139cm" style:auto-text-indent="false"/>
    </style:style>
    <style:style style:name="_31_8PT_20_--_20_預設樣式_20_首字縮2字" style:display-name="18PT -- 預設樣式 首字縮2字" style:family="paragraph" style:parent-style-name="_31_8PT_20_--_20_預設樣式">
      <style:paragraph-properties fo:margin-left="0cm" fo:margin-right="0cm" fo:text-indent="1.289cm" style:auto-text-indent="false"/>
    </style:style>
    <style:style style:name="_31_2PT_20_--_20_預設樣式" style:display-name="12PT -- 預設樣式" style:family="paragraph" style:parent-style-name="Text_20_body" style:list-style-name="編號12PT_20_--_20_壹_3001__20__20_一_3001__20__20__28_一_29__20__20__20_1._20__20__28_1_29__20__20_甲_3001__20__20__28_甲_29__20__20_A._20__20__28_A_29_">
      <style:text-properties fo:font-size="12pt" style:font-size-asian="12pt"/>
    </style:style>
    <style:style style:name="_31_2PT_20_--_20_預設樣式_20_首字突2字" style:display-name="12PT -- 預設樣式 首字突2字" style:family="paragraph" style:parent-style-name="_31_2PT_20_--_20_預設樣式"/>
    <style:style style:name="_31_2PT_20_--_20_預設樣式_20_首字縮2字" style:display-name="12PT -- 預設樣式 首字縮2字" style:family="paragraph" style:parent-style-name="_31_2PT_20_--_20_預設樣式">
      <style:paragraph-properties fo:margin-left="0cm" fo:margin-right="0cm" fo:text-indent="0.84cm" style:auto-text-indent="false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loext:opacity="100%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_20__20_一_3001__20__20__28_一_29__20__20__20_1._20__20__28_1_29__20__20_甲_3001__20__20__28_甲_29__20__20_A._20__20__28_A_29_" style:display-name="編號12PT -- 壹、  一、  (一)   1.  (1)  甲、  (甲)  A.  (A)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4cm" fo:margin-left="0.84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67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9cm" fo:margin-left="2.42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09cm" fo:margin-left="2.73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3.27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831cm" fo:margin-left="4.06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69cm" fo:margin-left="4.8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cm" fo:margin-left="5.26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58cm" fo:margin-left="5.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27cm" fo:margin-left="6.211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甲_3001__20__20__28_甲_29__20__20_A._20__20__28_A_29_" style:display-name="編號14PT -- 壹、  一、  (一)   1.  (1)  甲、  (甲)  A.  (A)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7cm" fo:margin-left="1.951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1cm" fo:margin-left="2.82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3.18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3.821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981cm" fo:margin-left="4.78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78cm" fo:margin-left="5.639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5cm" fo:margin-left="6.151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79cm" fo:margin-left="6.9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3cm" fo:margin-left="7.331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甲_3001__20__20__28_甲_29__20__20_A._20__20__28_A_29_" style:display-name="編號16PT -- 壹、  一、  (一)   1.    (1)   甲、  (甲)  A.  (A)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2cm" fo:margin-left="2.251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19cm" fo:margin-left="3.2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399cm" fo:margin-left="3.6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4.35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131cm" fo:margin-left="5.45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951cm" fo:margin-left="6.42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529cm" fo:margin-left="6.9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78cm" fo:margin-left="7.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6cm" fo:margin-left="8.19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甲_3001__20__20__28_甲_29__20__20_A._20__20__28_A_29_" style:display-name="編號18PT -- 壹、  一、  (一)   1.    (1)   甲、  (甲)  A.  (A)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51cm" fo:margin-left="1.251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51cm" fo:margin-left="2.45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5cm" fo:margin-left="3.5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4.00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cm" fo:margin-left="4.75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261cm" fo:margin-left="6.00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1.02cm" fo:margin-left="7.0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58cm" fo:margin-left="7.68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861cm" fo:margin-left="8.601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43cm" fo:margin-left="9.081cm"/>
        </style:list-level-properties>
      </text:list-level-style-number>
    </text:list-style>
    <text:list-style style:name="CustomNum">
      <text:list-level-style-number text:level="1" text:style-name="Numbering_20_Symbols" style:num-suffix="、" style:num-format="壹, 貳, 參, ...">
        <style:list-level-properties text:list-level-position-and-space-mode="label-alignment">
          <style:list-level-label-alignment text:label-followed-by="nothing" fo:text-indent="-0.58cm" fo:margin-left="0.58cm"/>
        </style:list-level-properties>
      </text:list-level-style-number>
      <text:list-level-style-number text:level="2" text:style-name="Numbering_20_Symbols" style:num-suffix="、" style:num-format="一, 二, 三, ...">
        <style:list-level-properties text:list-level-position-and-space-mode="label-alignment">
          <style:list-level-label-alignment text:label-followed-by="nothing" fo:text-indent="-0.97cm" fo:margin-left="1.57cm"/>
        </style:list-level-properties>
      </text:list-level-style-number>
      <text:list-level-style-number text:level="3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2.1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51cm" fo:margin-left="2.25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559cm" fo:margin-left="2.69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97cm" fo:margin-left="3.40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82cm" fo:margin-left="3.91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39cm" fo:margin-left="4.15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7cm" fo:margin-left="4.7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49cm" fo:margin-left="4.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1" style:next-style-name="Standard"/>
    <style:master-page style:name="Index" style:page-layout-name="Mpm1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Envelo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17:16:52.202000000</meta:creation-date>
    <meta:editing-duration>PT1M6S</meta:editing-duration>
    <meta:editing-cycles>2</meta:editing-cycles>
    <meta:generator>NDC_ODF_Application_Tools_/3.0.2$Windows_X86_64 LibreOffice_project/313d9c7a9f207d89dba217ea76dc479eba3bda7e</meta:generator>
    <dc:date>2021-12-10T17:17:58.351000000</dc:date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swriter" xlink:href="../swriter.ott" meta:date="2021-12-10T17:16:51.686000000"/>
  </office:meta>
</office:document-meta>
</file>